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  <table:table-cell office:value-type="string" calcext:value-type="string">
            <text:p>25/10 a 27/10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  <table:table-cell office:value-type="string" calcext:value-type="string">
            <text:p>rev9c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  <table:table-cell office:value-type="string" calcext:value-type="string">
            <text:p>VM</text:p>
          </table:table-cell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GotoProcess</text:p>
          </table:table-cell>
          <table:table-cell table:style-name="ce1" office:value-type="float" office:value="0" calcext:value-type="float">
            <text:p>0,00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Symex</text:p>
          </table:table-cell>
          <table:table-cell table:style-name="ce1" office:value-type="float" office:value="228004.828" calcext:value-type="float">
            <text:p>228.004,83</text:p>
          </table:table-cell>
          <table:table-cell table:style-name="ce1" office:value-type="float" office:value="1473396.986" calcext:value-type="float">
            <text:p>1.473.396,99</text:p>
          </table:table-cell>
          <table:table-cell table:style-name="ce1" office:value-type="float" office:value="175752.6" calcext:value-type="float">
            <text:p>175.752,60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  <table:table-cell office:value-type="float" office:value="10.83" calcext:value-type="float">
            <text:p>10,83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text:p>SOC line392</text:p>
          </table:table-cell>
          <table:table-cell office:value-type="string" calcext:value-type="string">
            <text:p>NPPmin line 271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1" table:formula="of:=SUM([.B9:.B14])" office:value-type="float" office:value="228023.213" calcext:value-type="float">
            <text:p>228.023,21</text:p>
          </table:table-cell>
          <table:table-cell table:style-name="ce1" table:formula="of:=SUM([.C9:.C14])" office:value-type="float" office:value="1473661.052" calcext:value-type="float">
            <text:p>1.473.661,05</text:p>
          </table:table-cell>
          <table:table-cell table:style-name="ce1" table:formula="of:=SUM([.D9:.D14])" office:value-type="float" office:value="175914.436" calcext:value-type="float">
            <text:p>175.914,44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  <table:table-cell table:formula="of:=[.D16]/60" office:value-type="float" office:value="2931.90726666667" calcext:value-type="float">
            <text:p>2931,90726666667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  <table:table-cell table:formula="of:=[.D17]/60" office:value-type="float" office:value="48.8651211111111" calcext:value-type="float">
            <text:p>48,8651211111111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  <table:table-cell table:formula="of:=[.D18]/24" office:value-type="float" office:value="2.03604671296296" calcext:value-type="float">
            <text:p>2,03604671296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07:26:41.235650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8-11-01T07:31:29.505103895</dc:date>
    <meta:editing-duration>PT18M50S</meta:editing-duration>
    <meta:editing-cycles>4</meta:editing-cycles>
    <meta:generator>LibreOffice/6.0.6.2$Linux_X86_64 LibreOffice_project/00m0$Build-2</meta:generator>
    <meta:document-statistic meta:table-count="1" meta:cell-count="60" meta:object-count="0"/>
  </office:meta>
</office:document-meta>
</file>